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8e32" officeooo:paragraph-rsid="00018e32"/>
    </style:style>
    <style:style style:name="P2" style:family="paragraph" style:parent-style-name="Standard">
      <style:paragraph-properties fo:text-align="center" style:justify-single-word="false"/>
      <style:text-properties officeooo:rsid="00018e32" officeooo:paragraph-rsid="00018e3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18e32" style:font-weight-asian="bold" style:font-weight-complex="bold"/>
    </style:style>
    <style:style style:name="T1" style:family="text">
      <style:text-properties officeooo:rsid="00018e32"/>
    </style:style>
    <style:style style:name="T2" style:family="text">
      <style:text-properties fo:language="en" fo:country="US"/>
    </style:style>
    <style:style style:name="T3" style:family="text">
      <style:text-properties officeooo:rsid="000234bb"/>
    </style:style>
    <style:style style:name="T4" style:family="text">
      <style:text-properties officeooo:rsid="000239fc"/>
    </style:style>
    <style:style style:name="T5" style:family="text">
      <style:text-properties officeooo:rsid="00037645"/>
    </style:style>
    <style:style style:name="T6" style:family="text">
      <style:text-properties style:text-position="super 58%" officeooo:rsid="00037645"/>
    </style:style>
    <style:style style:name="T7" style:family="text">
      <style:text-properties style:text-position="super 58%" officeooo:rsid="000609bb"/>
    </style:style>
    <style:style style:name="T8" style:family="text">
      <style:text-properties style:text-position="0% 100%"/>
    </style:style>
    <style:style style:name="T9" style:family="text">
      <style:text-properties officeooo:rsid="0005034f"/>
    </style:style>
    <style:style style:name="T10" style:family="text">
      <style:text-properties officeooo:rsid="0005b7c2"/>
    </style:style>
    <style:style style:name="T11" style:family="text">
      <style:text-properties officeooo:rsid="000609bb"/>
    </style:style>
    <style:style style:name="T12" style:family="text">
      <style:text-properties officeooo:rsid="0007e066"/>
    </style:style>
    <style:style style:name="T13" style:family="text">
      <style:text-properties officeooo:rsid="0008f387"/>
    </style:style>
    <style:style style:name="T14" style:family="text">
      <style:text-properties fo:font-style="italic" officeooo:rsid="000234bb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ady of the Lake / a lesson is </text:span><text:bookmark text:name="firstHeading"/><text:span text:style-name="T2">Steganography</text:span></text:p>
      <text:p text:style-name="P2"/>
      <text:p text:style-name="P1"><text:tab/>W<text:span text:style-name="T3">ould you believe me if I had told you that this text conveys a message to a very special</text:span></text:p>
      <text:p text:style-name="P1">i<text:span text:style-name="T3">ndividual, whom if you hadn't known it's there, you would not have tried to search for that</text:span></text:p>
      <text:p text:style-name="P1">l<text:span text:style-name="T3">ooming artifact, the Excalibur, if you will, supposedly stuck in a stone or perhaps waiting at the</text:span></text:p>
      <text:p text:style-name="P1">l<text:span text:style-name="T3">ady of the lake as some would refer to </text:span><text:span text:style-name="T14">her</text:span><text:span text:style-name="T3">... (failing to see she is the end rather than a mean)</text:span></text:p>
      <text:p text:style-name="P1"/>
      <text:p text:style-name="P1"><text:tab/>Y<text:span text:style-name="T3">et perhaps you one day will find it in your heart to forgive my inclination to run-</text:span></text:p>
      <text:p text:style-name="P1">o<text:span text:style-name="T3">n sentences, such as demonstrated by the first paragraph. I know I should try better, still be as </text:span></text:p>
      <text:p text:style-name="P1">u<text:span text:style-name="T4">nforeseen consequences that this piece entails. Much work will be needed to remedy the situation.</text:span></text:p>
      <text:p text:style-name="P1"/>
      <text:p text:style-name="P1"><text:tab/>B<text:span text:style-name="T4">ut try as you might, it could not have been written in any other way, I wish I could write it</text:span></text:p>
      <text:p text:style-name="P1">e<text:span text:style-name="T4">ntirely in the form of a poem, rather than in prose, alas the tool I'm using wouldn't work otherwise.</text:span></text:p>
      <text:p text:style-name="P1"/>
      <text:p text:style-name="P1"><text:tab/>T<text:span text:style-name="T5">his sorry ass excuse won't avail me in all my future endeavors and I would have been a lot</text:span></text:p>
      <text:p text:style-name="P1">h<text:span text:style-name="T5">appier and wiser to obfuscate it in a smarter way. This is kids' stuff, and any 3</text:span><text:span text:style-name="T6">rd</text:span><text:span text:style-name="T5"> or 4</text:span><text:span text:style-name="T6">th</text:span><text:span text:style-name="T5"> grader will see</text:span></text:p>
      <text:p text:style-name="P1">e<text:span text:style-name="T5">very facet of it immediately. I'm truly not trying to be impolite here or to insult your intelligence.</text:span></text:p>
      <text:p text:style-name="P1"/>
      <text:p text:style-name="P1"><text:tab/><text:span text:style-name="T9">Moreover still, a picture hidden in a picture, would be a classic example of this notion </text:span></text:p>
      <text:p text:style-name="P1">o<text:span text:style-name="T9">therwise, when a text is hidden in text, it couldn't be clearer to the recipient of such a message,</text:span></text:p>
      <text:p text:style-name="P1">t<text:span text:style-name="T9">hat a different perspective would significantly reveal the true meaning of this subject. Every</text:span></text:p>
      <text:p text:style-name="P1">h<text:span text:style-name="T9">ope of ever finding the elusive sword would have been in vain. It is therefore a group effort of</text:span></text:p>
      <text:p text:style-name="P1">e<text:span text:style-name="T10">verlasting attempt at the puzzle, when this is merely a question of the right vantage point</text:span></text:p>
      <text:p text:style-name="P1">r<text:span text:style-name="T10">ather than any attempt to best your patience, some would definitely say.</text:span></text:p>
      <text:p text:style-name="P1"/>
      <text:p text:style-name="P1"><text:tab/>O<text:span text:style-name="T10">n the other hand, I might be trying to stall for time, prepping my getaway car</text:span></text:p>
      <text:p text:style-name="P1">f<text:span text:style-name="T10">or a quick escape, should the need arise. That is, if it matters anymore.</text:span></text:p>
      <text:p text:style-name="P1"/>
      <text:p text:style-name="P1"><text:tab/>M<text:span text:style-name="T10">y hope still lingers on, if you had reached thus far, and I'm still somehow miraculously</text:span></text:p>
      <text:p text:style-name="P1">y<text:span text:style-name="T10">et alive and well. I might not be when a solution is found and I'm found dead at a ditch by the road.</text:span></text:p>
      <text:p text:style-name="P1"/>
      <text:p text:style-name="P1"><text:tab/>C<text:span text:style-name="T11">laiming victory or loss might not matter to some in that regard, I know, it doesn't make sense,</text:span></text:p>
      <text:p text:style-name="P1">h<text:span text:style-name="T11">ell if I know the outcome of this pages and to others, who were not the intended recipient. I suppose</text:span></text:p>
      <text:p text:style-name="P1"><text:soft-page-break/>i<text:span text:style-name="T11">t doesn't really matter one way or another to these 3</text:span><text:span text:style-name="T7">rd</text:span><text:span text:style-name="T11"> party individuals. If by some lucky shot you</text:span></text:p>
      <text:p text:style-name="P1">l<text:span text:style-name="T11">asted this day, then maybe it just meant you were spared the misery or joy of the would be couple,</text:span></text:p>
      <text:p text:style-name="P1">d<text:span text:style-name="T11">ysfunctional or not each to himself/herself. Nothing is perfect in this world, and their could/would </text:span></text:p>
      <text:p text:style-name="P1">r<text:span text:style-name="T11">ather than should have been state is as fluid as time itself, meaning that nothing is certain in the</text:span></text:p>
      <text:p text:style-name="P1">e<text:span text:style-name="T11">nd of the day. Call it Karma if you will, call it “Spooky action at a distance”, there is absolutely</text:span></text:p>
      <text:p text:style-name="P1">n<text:span text:style-name="T11">othing which mean they will become like entangled particles, forever one influences the other...</text:span></text:p>
      <text:p text:style-name="P1">,</text:p>
      <text:p text:style-name="P1"/>
      <text:p text:style-name="P1"><text:tab/>Y<text:span text:style-name="T12">et hope remains, that the message will make it in the end to its final destination. It</text:span></text:p>
      <text:p text:style-name="P1">e<text:span text:style-name="T12">ngulfs itself in intricate sigils and imbued on ivory clad castles' walls resurrected from</text:span></text:p>
      <text:p text:style-name="P1">'e<text:span text:style-name="T12">very fallen one legged warrior. They used to be aerial metabolism factories before succumbing</text:span></text:p>
      <text:p text:style-name="P1"><text:span text:style-name="T12">lamentably as some would say to the red X insignia, of the marked ones. Such a tattoo could only <text:s/></text:span></text:p>
      <text:p text:style-name="P1">a<text:span text:style-name="T12">vail its bearer when it is brought down.</text:span></text:p>
      <text:p text:style-name="P1"/>
      <text:p text:style-name="P1"><text:tab/>K<text:span text:style-name="T13">ind luck, had revived those fallen bastards in such a way, glory be told, they had not</text:span></text:p>
      <text:p text:style-name="P1">a<text:span text:style-name="T13">rrived to your hands otherwise. If you hold their carcasses at your heart's length will their </text:span></text:p>
      <text:p text:style-name="P1"><text:span text:style-name="T13">resurrected form now find joy and comfort. A question not too many ventured through its</text:span></text:p>
      <text:p text:style-name="P1"><text:span text:style-name="T13">negligible chance of ever re-occurring in their own lifetime. By now you might have realized what</text:span></text:p>
      <text:p text:style-name="P1">i<text:span text:style-name="T13">t all means, but please, even if you have and you're not the intended recipient, keep it to yourself...</text:span></text:p>
      <text:p text:style-name="P1"><text:span text:style-name="T13">(</text:span>?<text:span text:style-name="T1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02:38:36.761687527</meta:creation-date>
    <dc:date>2016-01-06T03:56:23.901852567</dc:date>
    <meta:editing-duration>PT58M11S</meta:editing-duration>
    <meta:editing-cycles>9</meta:editing-cycles>
    <meta:generator>LibreOffice/5.0.4.2$Linux_X86_64 LibreOffice_project/00$Build-2</meta:generator>
    <meta:document-statistic meta:table-count="0" meta:image-count="0" meta:object-count="0" meta:page-count="2" meta:paragraph-count="43" meta:word-count="699" meta:character-count="3784" meta:non-whitespace-character-count="3112"/>
  </office:meta>
</office:document-meta>
</file>